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6041in" style:use-optimal-column-width="false"/>
    </style:style>
    <style:style style:name="TableColumn3" style:family="table-column">
      <style:table-column-properties style:column-width="4.6958in" style:use-optimal-column-width="false"/>
    </style:style>
    <style:style style:name="Table1" style:family="table" style:master-page-name="MP0">
      <style:table-properties style:width="6.3in" fo:margin-left="-0.005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.0055in" fo:padding-left="0.0055in" fo:padding-bottom="0.0055in" fo:padding-right="0.0055in"/>
    </style:style>
    <style:style style:name="P6" style:parent-style-name="Standard" style:family="paragraph">
      <style:paragraph-properties fo:break-before="page" fo:margin-top="0.0694in" fo:margin-bottom="0.0694in" style:line-height-at-least="0.2083in"/>
    </style:style>
    <style:style style:name="T7" style:parent-style-name="Absatz-Standardschriftar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9pt" style:font-size-asian="9pt" style:font-size-complex="9pt" style:language-asian="de" style:country-asian="AT"/>
    </style:style>
    <style:style style:name="T8" style:parent-style-name="Absatz-Standardschriftart" style:family="text">
      <style:text-properties style:font-name="Verdana" style:font-name-asian="Times New Roman" style:font-name-complex="Times New Roman" fo:color="#000000" fo:font-size="9pt" style:font-size-asian="9pt" style:font-size-complex="9pt" style:language-asian="de" style:country-asian="AT"/>
    </style:style>
    <style:style style:name="P9" style:parent-style-name="Standard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9pt" style:font-size-asian="9pt" style:font-size-complex="9pt" style:language-asian="de" style:country-asian="AT"/>
    </style:style>
    <style:style style:name="P10" style:parent-style-name="Standard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9pt" style:font-size-asian="9pt" style:font-size-complex="9pt" style:language-asian="de" style:country-asian="A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fo:padding-top="0.0055in" fo:padding-left="0.0055in" fo:padding-bottom="0.0055in" fo:padding-right="0.0055in"/>
    </style:style>
    <style:style style:name="P13" style:parent-style-name="Standard" style:family="paragraph">
      <style:paragraph-properties fo:margin-top="0.0694in" fo:margin-bottom="0.0694in" style:line-height-at-least="0.2291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TableCell14" style:family="table-cell">
      <style:table-cell-properties fo:border="none" fo:padding-top="0.0055in" fo:padding-left="0.0055in" fo:padding-bottom="0.0055in" fo:padding-right="0.0055in"/>
    </style:style>
    <style:style style:name="P15" style:parent-style-name="Standard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16" style:parent-style-name="Standard" style:list-style-name="WWNum1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17" style:parent-style-name="Standard" style:list-style-name="WWNum1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18" style:parent-style-name="Standard" style:list-style-name="WWNum1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19" style:parent-style-name="Standard" style:list-style-name="WWNum1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20" style:parent-style-name="Standard" style:list-style-name="WWNum1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21" style:parent-style-name="Standard" style:list-style-name="WWNum1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22" style:parent-style-name="Standard" style:list-style-name="WWNum1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23" style:parent-style-name="Standard" style:list-style-name="WWNum1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24" style:parent-style-name="Standard" style:family="paragraph">
      <style:paragraph-properties fo:margin-top="0.0694in" fo:margin-bottom="0.0694in" style:line-height-at-least="0.2083in" fo:margin-left="0.5in">
        <style:tab-stops/>
      </style:paragraph-properties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fo:padding-top="0.0055in" fo:padding-left="0.0055in" fo:padding-bottom="0.0055in" fo:padding-right="0.0055in"/>
    </style:style>
    <style:style style:name="P27" style:parent-style-name="Standard" style:family="paragraph">
      <style:paragraph-properties fo:margin-top="0.0694in" fo:margin-bottom="0.0694in" style:line-height-at-least="0.2291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TableCell28" style:family="table-cell">
      <style:table-cell-properties fo:border="none" fo:padding-top="0.0055in" fo:padding-left="0.0055in" fo:padding-bottom="0.0055in" fo:padding-right="0.0055in"/>
    </style:style>
    <style:style style:name="P29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30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31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32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33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34" style:parent-style-name="Standard" style:family="paragraph">
      <style:paragraph-properties fo:margin-top="0.0694in" fo:margin-bottom="0.0694in" style:line-height-at-least="0.2083in" fo:margin-left="0.5in">
        <style:tab-stops/>
      </style:paragraph-properties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fo:padding-top="0.0055in" fo:padding-left="0.0055in" fo:padding-bottom="0.0055in" fo:padding-right="0.0055in"/>
    </style:style>
    <style:style style:name="P37" style:parent-style-name="Standard" style:family="paragraph">
      <style:paragraph-properties fo:margin-top="0.0694in" fo:margin-bottom="0.0694in" style:line-height-at-least="0.2291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TableCell38" style:family="table-cell">
      <style:table-cell-properties fo:border="none" fo:padding-top="0.0055in" fo:padding-left="0.0055in" fo:padding-bottom="0.0055in" fo:padding-right="0.0055in"/>
    </style:style>
    <style:style style:name="P39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40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41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42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43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44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45" style:parent-style-name="Standard" style:list-style-name="WWNum2" style:family="paragraph">
      <style:paragraph-properties fo:margin-top="0.0694in" fo:margin-bottom="0.0694in" style:line-height-at-least="0.2083in"/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  <style:style style:name="P46" style:parent-style-name="Standard" style:family="paragraph">
      <style:paragraph-properties fo:margin-top="0.0694in" fo:margin-bottom="0.0694in" style:line-height-at-least="0.2083in"/>
    </style:style>
    <style:style style:name="T47" style:parent-style-name="Absatz-Standardschriftart" style:family="text">
      <style:text-properties style:font-name="Verdana" style:font-name-asian="Times New Roman" style:font-name-complex="Times New Roman" fo:color="#000000" fo:font-size="8.5pt" style:font-size-asian="8.5pt" style:font-size-complex="8.5pt" style:language-asian="de" style:country-asian="A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7">Petra Lueger-Heine</text:span><text:span text:style-name="T8"><text:line-break/></text:span></text:p>
            <text:p text:style-name="P9"/>
            <text:p text:style-name="P10"/>
          </table:table-cell>
          <table:covered-table-cell/>
        </table:table-row>
        <table:table-row table:style-name="TableRow11">
          <table:table-cell table:style-name="TableCell12">
            <text:p text:style-name="P13">Beruflicher Werdegang</text:p>
          </table:table-cell>
          <table:table-cell table:style-name="TableCell14">
            <text:p text:style-name="P15"/>
            <text:list text:style-name="WWNum1">
              <text:list-item>
                <text:p text:style-name="P16">seit 2012 freiberufliche Tätigkeit im Therapiezentrum Ober St. Veit</text:p>
              </text:list-item>
              <text:list-item>
                <text:p text:style-name="P17">2011 bis 2013 Ergotherapeutin bei der VKKJ Wien Liesing</text:p>
              </text:list-item>
              <text:list-item>
                <text:p text:style-name="P18">2010 bis 2011<text:s/>Ergotherapeutin im APAJH Bondy, im Team der mobilen Ergotherapeuten eines ZIS im Großraum Paris, zusätzlich dazu freiberufliche Ergotherapeutin in einer Praxis in Paris</text:p>
              </text:list-item>
              <text:list-item>
                <text:p text:style-name="P19">2004 – 2009 Ergotherapeutin im mobilen Team der Wiener Sozialdienste</text:p>
              </text:list-item>
              <text:list-item>
                <text:p text:style-name="P20">ab 2003 freiberufliche Ergotherapeutin in Wien (Hausbesuche)</text:p>
              </text:list-item>
              <text:list-item>
                <text:p text:style-name="P21">2002 – 2004 Ergotherapeutin am NRZ Rosenhügel</text:p>
              </text:list-item>
              <text:list-item>
                <text:p text:style-name="P22">2001 – 2002 Ergotherapeutin im Hartmannspital</text:p>
              </text:list-item>
              <text:list-item>
                <text:p text:style-name="P23">1998 -2001 Studium an der Akademie für den ergotherapeutischen Dienst an der CDK Salzburg</text:p>
              </text:list-item>
            </text:list>
            <text:p text:style-name="P24"/>
          </table:table-cell>
        </table:table-row>
        <table:table-row table:style-name="TableRow25">
          <table:table-cell table:style-name="TableCell26">
            <text:p text:style-name="P27">Angebot &amp; Schwerpunkte</text:p>
          </table:table-cell>
          <table:table-cell table:style-name="TableCell28">
            <text:list text:style-name="WWNum2">
              <text:list-item>
                <text:p text:style-name="P29">Ergotherapie</text:p>
              </text:list-item>
              <text:list-item>
                <text:p text:style-name="P30">Sensorische Integrationstherapie</text:p>
              </text:list-item>
              <text:list-item>
                <text:p text:style-name="P31">Marte Meo</text:p>
              </text:list-item>
              <text:list-item>
                <text:p text:style-name="P32">Bobath</text:p>
              </text:list-item>
              <text:list-item>
                <text:p text:style-name="P33">Craniosacraltherapie</text:p>
              </text:list-item>
            </text:list>
            <text:p text:style-name="P34"/>
          </table:table-cell>
        </table:table-row>
        <table:table-row table:style-name="TableRow35">
          <table:table-cell table:style-name="TableCell36">
            <text:p text:style-name="P37">Fort- und Ausbildungen</text:p>
          </table:table-cell>
          <table:table-cell table:style-name="TableCell38">
            <text:list text:style-name="WWNum2" text:continue-numbering="true">
              <text:list-item>
                <text:p text:style-name="P39">2018/19 Marte Meo Practitioner</text:p>
              </text:list-item>
              <text:list-item>
                <text:p text:style-name="P40">2017 Das Autismus Spektrum – Eine Einführung</text:p>
              </text:list-item>
              <text:list-item>
                <text:p text:style-name="P41">2013 Übungsleiter therapeutisches Klettern</text:p>
              </text:list-item>
            </text:list>
            <text:list text:style-name="WWNum2">
              <text:list-item>
                <text:p text:style-name="P42">2012 SI-Grundkurs</text:p>
              </text:list-item>
              <text:list-item>
                <text:p text:style-name="P43">2012<text:s/>Einführungskurs in das Marte-Meo-Konzept mit Maria Aarts</text:p>
              </text:list-item>
              <text:list-item>
                <text:p text:style-name="P44">2005 Craniosacrale Therapie I und II (Institut Upledger)</text:p>
              </text:list-item>
            </text:list>
            <text:list text:style-name="WWNum2">
              <text:list-item>
                <text:p text:style-name="P45">2003 BOBATH Grundkurs (Klinik Valens, Schweiz)</text:p>
              </text:list-item>
            </text:list>
          </table:table-cell>
        </table:table-row>
      </table:table>
      <text:p text:style-name="P46"><text:span text:style-name="T47">Kontakt: 0670 6033390</text:span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">
        <style:list-level-properties/>
        <style:text-properties style:font-name="Symbol"/>
      </text:list-level-style-bullet>
      <text:list-level-style-bullet text:level="3" text:style-name="WW_CharLFO1LVL3" text:bullet-char="">
        <style:list-level-properties/>
        <style:text-properties style:font-name="Symbol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">
        <style:list-level-properties/>
        <style:text-properties style:font-name="Symbol"/>
      </text:list-level-style-bullet>
      <text:list-level-style-bullet text:level="6" text:style-name="WW_CharLFO1LVL6" text:bullet-char="">
        <style:list-level-properties/>
        <style:text-properties style:font-name="Symbol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">
        <style:list-level-properties/>
        <style:text-properties style:font-name="Symbol"/>
      </text:list-level-style-bullet>
      <text:list-level-style-bullet text:level="9" text:style-name="WW_CharLFO1LVL9" text:bullet-char="">
        <style:list-level-properties/>
        <style:text-properties style:font-name="Symbol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">
        <style:list-level-properties/>
        <style:text-properties style:font-name="Symbol"/>
      </text:list-level-style-bullet>
      <text:list-level-style-bullet text:level="3" text:style-name="WW_CharLFO2LVL3" text:bullet-char="">
        <style:list-level-properties/>
        <style:text-properties style:font-name="Symbol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">
        <style:list-level-properties/>
        <style:text-properties style:font-name="Symbol"/>
      </text:list-level-style-bullet>
      <text:list-level-style-bullet text:level="6" text:style-name="WW_CharLFO2LVL6" text:bullet-char="">
        <style:list-level-properties/>
        <style:text-properties style:font-name="Symbol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">
        <style:list-level-properties/>
        <style:text-properties style:font-name="Symbol"/>
      </text:list-level-style-bullet>
      <text:list-level-style-bullet text:level="9" text:style-name="WW_CharLFO2LVL9" text:bullet-char="">
        <style:list-level-properties/>
        <style:text-properties style:font-name="Symbol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">
        <style:list-level-properties/>
        <style:text-properties style:font-name="Symbol"/>
      </text:list-level-style-bullet>
      <text:list-level-style-bullet text:level="3" text:style-name="WW_CharLFO3LVL3" text:bullet-char="">
        <style:list-level-properties/>
        <style:text-properties style:font-name="Symbol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">
        <style:list-level-properties/>
        <style:text-properties style:font-name="Symbol"/>
      </text:list-level-style-bullet>
      <text:list-level-style-bullet text:level="6" text:style-name="WW_CharLFO3LVL6" text:bullet-char="">
        <style:list-level-properties/>
        <style:text-properties style:font-name="Symbol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">
        <style:list-level-properties/>
        <style:text-properties style:font-name="Symbol"/>
      </text:list-level-style-bullet>
      <text:list-level-style-bullet text:level="9" text:style-name="WW_CharLFO3LVL9" text:bullet-char="">
        <style:list-level-properties/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ndra Mocker</meta:initial-creator>
    <dc:creator>Elisabeth Grachegg</dc:creator>
    <meta:creation-date>2018-10-28T16:32:00Z</meta:creation-date>
    <dc:date>2018-11-08T20:52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4" meta:character-count="1123" meta:row-count="8" meta:non-whitespace-character-count="971"/>
  </office:meta>
</office:document-meta>
</file>